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124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00.75mm"/>
    </style:style>
    <style:style style:name="co7" style:family="table-column">
      <style:table-column-properties fo:break-before="auto" style:column-width="132.3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eb91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default-cell-style-name="ce3"/>
        <table:table-column table:style-name="co7" table:visibility="collapse" table:default-cell-style-name="Default"/>
        <table:table-column table:style-name="co4" table:visibility="collapse" table:number-columns-repeated="3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libsource</text:p>
          </table:table-cell>
          <table:table-cell table:style-name="ce1" office:value-type="string" calcext:value-type="string">
            <text:p>lib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eetpath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tstamps</text:p>
          </table:table-cell>
          <table:table-cell office:value-type="string" calcext:value-type="string">
            <text:p>tstamp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R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377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7D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EB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D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12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6F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7A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4C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4A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BC2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A2F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B2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8F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028F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1BE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B74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CF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27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33F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4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C8F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00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3</text:p>
          </table:table-cell>
          <table:table-cell office:value-type="float" office:value="744043151" calcext:value-type="float">
            <text:p>744043151</text:p>
          </table:table-cell>
          <table:table-cell office:value-type="string" calcext:value-type="string">
            <text:p>Inductors_SMD:L_Wuerth_WE-PD2-Typ-MS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0A0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0C8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2EB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8F5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6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B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AE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333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D4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A0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97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F3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03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3E4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DA6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C3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C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5E11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4D32A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50C5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C1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D6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7219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13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21D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75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88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D55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4BD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71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20F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F3B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2D2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228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65C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988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0E1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AF825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3B76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7D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7C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3CC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B3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FA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C8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7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4D3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9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FE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0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A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7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BA9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76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0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BE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C4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7C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F0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52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A393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B36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BC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6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70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1B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2A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0A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5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C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246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B6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3A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8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74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5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E63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FA4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DE53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40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4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EC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3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4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866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B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88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C20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F1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F0E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BEE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9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BA2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164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6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A0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9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31E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0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97B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0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FDF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6EF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A29D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3F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7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E5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4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D34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8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6C82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765D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8A5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192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7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71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3C3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5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4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89CBC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R13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3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5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730A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6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3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7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8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2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9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5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FEE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3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B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0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C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6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5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1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SMD_Abracon_ABM3-2pin_5.0x3.2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rysta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1101R09C00GM</text:p>
          </table:table-cell>
          <table:table-cell office:value-type="string" calcext:value-type="string">
            <text:p>ENNOID:A1101R09C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1101R09C00GM</text:p>
          </table:table-cell>
          <table:table-cell table:number-columns-repeated="2"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8C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2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68D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3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9EE7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DE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E2E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4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5E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1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EB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BQ76200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BQ76200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3D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088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BD9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D0C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77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30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3CF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8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C702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9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1C1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7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SS138-Transistor_FET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BE0CA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s_Beepers:PUIAudio_SMT_0825_S_4_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uzze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5C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7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47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0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98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s_Molex:Molex_PicoBlade_53261-0571_05x1.25mm_Angled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2681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2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2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2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429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5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D5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F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7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Housings_DFN_QFN:QFN-24-1EP_4x4mm_Pitch0.5mm</text:p>
          </table:table-cell>
          <table:table-cell office:value-type="string" calcext:value-type="string">
            <text:p>https://www.silabs.com/Support%20Documents/TechnicalDocs/cp2104.pdf</text:p>
          </table:table-cell>
          <table:table-cell/>
          <table:table-cell office:value-type="string" calcext:value-type="string">
            <text:p>Interface_USB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Single-Chip USB-to-UART Bridge, USB 2.0 Full-Speed, 2Mbps UART, QFN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46DA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7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nectors_Molex:Molex_KK-6410-04_04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4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6317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7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Connectors_Molex:Molex_PicoBlade_53261-0571_05x1.25mm_Angled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BF2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8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EF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3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B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3</text:p>
          </table:table-cell>
          <table:table-cell office:value-type="string" calcext:value-type="string">
            <text:p>ExtPow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7AB5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Holders_and_Fuses:Fuse_SMD1206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Fuse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CF057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2</text:p>
          </table:table-cell>
          <table:table-cell office:value-type="string" calcext:value-type="string">
            <text:p>HM2108NL</text:p>
          </table:table-cell>
          <table:table-cell office:value-type="string" calcext:value-type="string">
            <text:p>ENNOID:HM2108NL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HM2108NL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41D4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6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http://www.ti.com/lit/ds/symlink/ina226.pdf</text:p>
          </table:table-cell>
          <table:table-cell/>
          <table:table-cell office:value-type="string" calcext:value-type="string">
            <text:p>Analog_ADC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igh-Side or Low-Side Measurement, Bi-Directional Current and Power Monitor (0-36V) with I2C Compatible Interface, MSOP-10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5EB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4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072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6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54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5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Package_DirectFET:DirectFET_MX</text:p>
          </table:table-cell>
          <table:table-cell office:value-type="string" calcext:value-type="string">
            <text:p>https://www.infineon.com/dgdl/irf9383mpbf.pdf?fileId=5546d462533600a40153561169a11dab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-22A Id, -30V Vds, 2.9mOhm Rds, P-Channel MOSFET, DirectFET MX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FF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8</text:p>
          </table:table-cell>
          <table:table-cell office:value-type="string" calcext:value-type="string">
            <text:p>ISO1050DUBR</text:p>
          </table:table-cell>
          <table:table-cell office:value-type="string" calcext:value-type="string">
            <text:p>ENNOID:ISO1050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ISO1050DUBR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99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9</text:p>
          </table:table-cell>
          <table:table-cell office:value-type="string" calcext:value-type="string">
            <text:p>LM5165</text:p>
          </table:table-cell>
          <table:table-cell office:value-type="string" calcext:value-type="string">
            <text:p>Housings_SON:Texas_S-PVSON-N10_ThermalVias</text:p>
          </table:table-cell>
          <table:table-cell office:value-type="string" calcext:value-type="string">
            <text:p>http://www.ti.com/lit/ds/symlink/lm5165.pdf</text:p>
          </table:table-cell>
          <table:table-cell/>
          <table:table-cell office:value-type="string" calcext:value-type="string">
            <text:p>Regulator_Switching</text:p>
          </table:table-cell>
          <table:table-cell office:value-type="string" calcext:value-type="string">
            <text:p>LM5165</text:p>
          </table:table-cell>
          <table:table-cell office:value-type="string" calcext:value-type="string">
            <text:p>150mA Synchronous Buck Converter With Ultra-Low IQ, 3V-65V input, adjustable output voltage, DFN-10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00D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GO1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ENNOID:ENNOID-LOGO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aphic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Open Hardware logo, smal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A68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LTC6820</text:p>
          </table:table-cell>
          <table:table-cell office:value-type="string" calcext:value-type="string">
            <text:p>Housings_SSOP:MSOP-16_3x4mm_Pitch0.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LTC6820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6B096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4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FA3D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5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0B3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8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Connectors_Molex:Molex_PicoBlade_53398-0571_05x1.25mm_Straight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7653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5</text:p>
          </table:table-cell>
          <table:table-cell office:value-type="string" calcext:value-type="string">
            <text:p>OPA2197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2376xxD</text:p>
          </table:table-cell>
          <table:table-cell office:value-type="string" calcext:value-type="string">
            <text:p>Dual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A02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4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Single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D6F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F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6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Connectors_Molex:Molex_PicoBlade_53398-0571_05x1.25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67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9</text:p>
          </table:table-cell>
          <table:table-cell office:value-type="string" calcext:value-type="string">
            <text:p>Pre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nnectors_Card:Hirose_DM3AT-SF-PEJM5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Micro_SD_Card_Det_Hirose_DM3AT-Connector_Specialized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F51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5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Housings_DIP:SMDIP-4_W7.62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Optocoupler, Phototransistor Output, 5300 VRMS, VCEO 70V, CTR% 63-125, -55 to +110 degree Celcius, UL, BSI, FIMKO, SMD PDIP-4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D81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9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Housings_DIP:SMDIP-4_W9.53mm_Clearance8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Optocoupler, Phototransistor Output, 5300 VRMS, VCEO 70V, CTR% 63-125, -55 to +110 degree Celcius, VDE, UL, BSI, FIMKO, 8mm clearence SMD PDIP-4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CD2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4</text:p>
          </table:table-cell>
          <table:table-cell office:value-type="string" calcext:value-type="string">
            <text:p>SN6501DBV</text:p>
          </table:table-cell>
          <table:table-cell office:value-type="string" calcext:value-type="string">
            <text:p>TO_SOT_Packages_SMD:SOT-23-5_HandSoldering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SN65601DBV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90FF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0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.ti.com/lit/ds/symlink/sn74lvc1t45.pdf</text:p>
          </table:table-cell>
          <table:table-cell/>
          <table:table-cell office:value-type="string" calcext:value-type="string">
            <text:p>Logic_LevelTranslator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Single-Bit Dual-Supply Bus Transceiver With Configurable Voltage Translation and 3-State Outputs, SOT-23-6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27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3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VS Diode Array, 5.5V Standoff, 2 Channels, SOT-23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BFB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3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7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Housings_QFP:LQFP-48_7x7mm_Pitch0.5mm</text:p>
          </table:table-cell>
          <table:table-cell office:value-type="string" calcext:value-type="string">
            <text:p>http://www.st.com/st-web-ui/static/active/en/resource/technical/document/datasheet/DM00058181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STM32F303CCTx-MCU_ST_STM32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86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onsemi.com/pub_link/Collateral/NUP2105L-D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Dual Line CAN Bus Protector, 24Vrwm, Automotive Grade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8D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H1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Temperature dependent resistor, negative temperature coefficien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4F4B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3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w.ti.com/lit/ds/symlink/tps763.pdf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Low power 150mA LDO 5.0V fixed output voltage, SOT-23-5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E4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1</text:p>
          </table:table-cell>
          <table:table-cell office:value-type="string" calcext:value-type="string">
            <text:p>TRANSF5</text:p>
          </table:table-cell>
          <table:table-cell office:value-type="string" calcext:value-type="string">
            <text:p>ENNOID:WURTH-760390014</text:p>
          </table:table-cell>
          <table:table-cell table:number-columns-repeated="2"/>
          <table:table-cell office:value-type="string" calcext:value-type="string">
            <text:p>Transformer</text:p>
          </table:table-cell>
          <table:table-cell office:value-type="string" calcext:value-type="string">
            <text:p>TRANSF5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8AF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Connectors_USB:USB_Micro-B_Molex_47346-0001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USB_B_Micro-Connector_Specialized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966632</text:p>
          </table:table-cell>
          <table:table-cell table:number-columns-repeated="2"/>
        </table:table-row>
        <table:table-row table:style-name="ro1" table:number-rows-repeated="10483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2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00-00-00</text:date>, <text:time style:data-style-name="N2" text:time-value="19:04:36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40:26.378313963</meta:creation-date>
    <dc:date>2019-03-14T11:37:23.711000000</dc:date>
    <meta:editing-duration>P3DT3H13M22S</meta:editing-duration>
    <meta:editing-cycles>8</meta:editing-cycles>
    <meta:generator>LibreOffice/6.0.4.2$Windows_X86_64 LibreOffice_project/9b0d9b32d5dcda91d2f1a96dc04c645c450872bf</meta:generator>
    <meta:document-statistic meta:table-count="1" meta:cell-count="2150" meta:object-count="0"/>
  </office:meta>
</office:document-meta>
</file>